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1" svg:font-family="'Courier New'" style:font-family-generic="modern"/>
    <style:font-face style:name="Open Sans" svg:font-family="'Ope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letter-spacing="0.018cm"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weight-complex="bold"/>
    </style:style>
    <style:style style:name="P4" style:family="paragraph" style:parent-style-name="Standard">
      <style:paragraph-properties fo:line-height="200%"/>
      <style:text-properties fo:font-size="18pt" fo:font-style="italic" fo:font-weight="bold" style:font-size-asian="18pt" style:font-style-asian="italic" style:font-weight-asian="bold" style:font-size-complex="18pt" style:font-weight-complex="bold"/>
    </style:style>
    <style:style style:name="P5" style:family="paragraph" style:parent-style-name="Standard">
      <style:paragraph-properties fo:line-height="150%"/>
      <style:text-properties style:font-name="Liberation Serif" fo:letter-spacing="-0.018cm" style:text-underline-style="solid" style:text-underline-width="auto" style:text-underline-color="font-color" fo:font-weight="bold" style:font-weight-asian="bold" style:font-name-complex="Liberation Serif" style:font-style-complex="italic"/>
    </style:style>
    <style:style style:name="P6" style:family="paragraph" style:parent-style-name="Standard">
      <style:text-properties style:font-name="Liberation Serif" fo:letter-spacing="-0.018cm" fo:language="en" fo:country="US" style:font-name-complex="Liberation Serif" style:font-style-complex="italic"/>
    </style:style>
    <style:style style:name="P7" style:family="paragraph" style:parent-style-name="Standard">
      <style:text-properties style:font-name="Liberation Serif" fo:letter-spacing="-0.018cm" fo:language="en" fo:country="US" fo:font-style="italic" style:font-style-asian="italic" style:font-name-complex="Liberation Serif" style:font-style-complex="italic"/>
    </style:style>
    <style:style style:name="P8" style:family="paragraph" style:parent-style-name="Standard">
      <style:paragraph-properties fo:line-height="150%"/>
      <style:text-properties style:font-name="Liberation Serif" fo:letter-spacing="-0.018cm" fo:font-style="italic" style:text-underline-style="solid" style:text-underline-width="auto" style:text-underline-color="font-color" fo:font-weight="bold" style:font-style-asian="italic" style:font-weight-asian="bold" style:font-name-complex="Liberation Serif" style:font-style-complex="italic"/>
    </style:style>
    <style:style style:name="P9" style:family="paragraph" style:parent-style-name="Standard">
      <style:paragraph-properties fo:line-height="150%"/>
      <style:text-properties style:font-name="Liberation Serif" fo:font-size="16pt" fo:letter-spacing="-0.018cm" style:font-size-asian="16pt" style:font-name-complex="Liberation Serif" style:font-size-complex="16pt" style:font-style-complex="italic"/>
    </style:style>
    <style:style style:name="P10" style:family="paragraph" style:parent-style-name="Style_20_1">
      <style:paragraph-properties fo:margin-left="0.381cm" fo:margin-right="0cm" fo:line-height="200%" fo:text-align="center" style:justify-single-word="false" fo:orphans="0" fo:widows="0" fo:text-indent="0.87cm" style:auto-text-indent="false" style:text-autospace="ideograph-alpha" style:line-break="normal"/>
      <style:text-properties fo:font-size="18pt" fo:letter-spacing="-0.004cm" fo:font-weight="bold" style:font-size-asian="18pt" style:font-weight-asian="bold" style:font-size-complex="18pt" style:font-weight-complex="bold"/>
    </style:style>
    <style:style style:name="P11" style:family="paragraph" style:parent-style-name="Style_20_1" style:master-page-name="Standard">
      <style:paragraph-properties fo:margin-top="0.423cm" fo:margin-bottom="0cm" loext:contextual-spacing="false" fo:text-align="center" style:justify-single-word="false" fo:orphans="0" fo:widows="0" style:page-number="auto" style:text-autospace="ideograph-alpha" style:line-break="normal"/>
    </style:style>
    <style:style style:name="P12" style:family="paragraph" style:parent-style-name="Style_20_1">
      <style:paragraph-properties fo:margin-top="0.423cm" fo:margin-bottom="0cm" loext:contextual-spacing="false" fo:text-align="center" style:justify-single-word="false" fo:orphans="0" fo:widows="0" style:text-autospace="ideograph-alpha" style:line-break="normal"/>
      <style:text-properties fo:font-size="24pt" fo:letter-spacing="0.018cm" fo:font-weight="bold" style:font-size-asian="24pt" style:font-weight-asian="bold" style:font-size-complex="24pt" style:font-weight-complex="bold"/>
    </style:style>
    <style:style style:name="P13" style:family="paragraph" style:parent-style-name="Style_20_1">
      <style:paragraph-properties fo:margin-left="0.381cm" fo:margin-right="0cm" fo:line-height="200%" fo:text-align="center" style:justify-single-word="false" fo:orphans="0" fo:widows="0" fo:text-indent="0.87cm" style:auto-text-indent="false" style:text-autospace="ideograph-alpha" style:line-break="normal"/>
      <style:text-properties fo:font-size="18pt" fo:letter-spacing="-0.004cm" fo:font-weight="bold" style:font-size-asian="18pt" style:font-weight-asian="bold" style:font-size-complex="18pt" style:font-weight-complex="bold"/>
    </style:style>
    <style:style style:name="P14" style:family="paragraph" style:parent-style-name="Style_20_1">
      <style:paragraph-properties fo:margin-left="0.381cm" fo:margin-right="0cm" fo:line-height="100%" fo:text-align="end" style:justify-single-word="false" fo:orphans="0" fo:widows="0" fo:text-indent="0.87cm" style:auto-text-indent="false" style:text-autospace="ideograph-alpha" style:line-break="normal"/>
      <style:text-properties fo:font-size="12pt" fo:letter-spacing="-0.004cm" officeooo:rsid="0011be65" officeooo:paragraph-rsid="0011be65" style:font-size-asian="12pt" style:font-size-complex="12pt"/>
    </style:style>
    <style:style style:name="P15" style:family="paragraph" style:parent-style-name="Style_20_1">
      <style:paragraph-properties fo:margin-left="0.381cm" fo:margin-right="0cm" fo:line-height="100%" fo:text-align="end" style:justify-single-word="false" fo:orphans="0" fo:widows="0" fo:text-indent="0.87cm" style:auto-text-indent="false" style:text-autospace="ideograph-alpha" style:line-break="normal"/>
      <style:text-properties officeooo:paragraph-rsid="0011be65"/>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line-height="150%"/>
      <style:text-properties style:font-name="Liberation Serif" fo:letter-spacing="-0.018cm" style:font-name-complex="Liberation Serif" style:font-style-complex="italic"/>
    </style:style>
    <style:style style:name="P18" style:family="paragraph" style:parent-style-name="Standard">
      <style:text-properties style:font-name="Liberation Serif" fo:letter-spacing="-0.018cm" fo:language="en" fo:country="US" style:font-name-complex="Liberation Serif" style:font-style-complex="italic"/>
    </style:style>
    <style:style style:name="P19" style:family="paragraph" style:parent-style-name="Standard" style:list-style-name="WW8Num4">
      <style:text-properties style:font-name="Liberation Serif" fo:letter-spacing="-0.018cm" fo:language="en" fo:country="US" style:font-name-complex="Liberation Serif" style:font-style-complex="italic"/>
    </style:style>
    <style:style style:name="P20" style:family="paragraph" style:parent-style-name="Standard" style:list-style-name="WW8Num3">
      <style:text-properties style:font-name="Liberation Serif" fo:letter-spacing="-0.018cm" fo:language="en" fo:country="US" style:font-name-complex="Liberation Serif" style:font-style-complex="italic"/>
    </style:style>
    <style:style style:name="P21" style:family="paragraph" style:parent-style-name="Standard" style:list-style-name="WW8Num1">
      <style:paragraph-properties fo:line-height="150%"/>
    </style:style>
    <style:style style:name="P22" style:family="paragraph" style:parent-style-name="Standard">
      <style:paragraph-properties fo:line-height="150%" fo:break-before="page"/>
      <style:text-properties style:font-name="Liberation Serif" style:text-underline-style="solid" style:text-underline-width="auto" style:text-underline-color="font-color" fo:font-weight="bold" style:font-weight-asian="bold" style:font-name-complex="Liberation Serif" style:font-style-complex="italic"/>
    </style:style>
    <style:style style:name="P23" style:family="paragraph" style:parent-style-name="Standard" style:list-style-name="WW8Num1">
      <style:paragraph-properties fo:margin-left="1.249cm" fo:margin-right="0cm" fo:line-height="150%" fo:text-indent="-0.614cm" style:auto-text-indent="false"/>
    </style:style>
    <style:style style:name="P24" style:family="paragraph" style:parent-style-name="Standard">
      <style:paragraph-properties fo:margin-left="1.249cm" fo:margin-right="0cm" fo:line-height="150%" fo:text-indent="-0.614cm" style:auto-text-indent="false"/>
      <style:text-properties style:font-name="Liberation Serif" fo:letter-spacing="-0.018cm" fo:font-weight="bold" style:font-weight-asian="bold" style:font-name-complex="Liberation Serif" style:font-style-complex="italic"/>
    </style:style>
    <style:style style:name="T1" style:family="text">
      <style:text-properties fo:font-size="24pt" fo:letter-spacing="-0.004cm" fo:font-weight="bold" style:font-size-asian="24pt" style:font-weight-asian="bold" style:font-size-complex="2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letter-spacing="0.018cm" fo:font-weight="bold" style:font-size-asian="18pt" style:font-weight-asian="bold" style:font-size-complex="18pt" style:font-weight-complex="bold"/>
    </style:style>
    <style:style style:name="T4" style:family="text">
      <style:text-properties style:font-name="Liberation Serif" fo:letter-spacing="-0.018cm" style:font-name-complex="Liberation Serif" style:font-style-complex="italic"/>
    </style:style>
    <style:style style:name="T5" style:family="text">
      <style:text-properties style:font-name="Liberation Serif" fo:letter-spacing="-0.018cm" style:text-underline-style="solid" style:text-underline-width="auto" style:text-underline-color="font-color" fo:font-weight="bold" style:font-weight-asian="bold" style:font-name-complex="Liberation Serif" style:font-style-complex="italic"/>
    </style:style>
    <style:style style:name="T6" style:family="text">
      <style:text-properties style:font-name="Liberation Serif" fo:letter-spacing="-0.018cm" style:text-underline-style="solid" style:text-underline-width="auto" style:text-underline-color="font-color" style:font-name-complex="Liberation Serif" style:font-style-complex="italic"/>
    </style:style>
    <style:style style:name="T7" style:family="text">
      <style:text-properties style:font-name="Liberation Serif" fo:letter-spacing="-0.018cm" fo:font-weight="bold" style:font-weight-asian="bold" style:font-name-complex="Liberation Serif" style:font-style-complex="italic"/>
    </style:style>
    <style:style style:name="T8" style:family="text">
      <style:text-properties fo:font-weight="bold" style:font-weight-asian="bold" style:font-weight-complex="bold"/>
    </style:style>
    <style:style style:name="T9" style:family="text">
      <style:text-properties fo:font-weight="bold" officeooo:rsid="0011be65" style:font-weight-asian="bold" style:font-weight-complex="bold"/>
    </style:style>
    <style:style style:name="T10" style:family="text">
      <style:text-properties fo:font-size="12pt" fo:letter-spacing="-0.004cm" fo:font-weight="bold" officeooo:rsid="0011be65"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taatliche Berufliche Oberschule</text:span><text:span text:style-name="T2"><text:line-break/></text:span><text:span text:style-name="T3">Fachoberschule / Berufsoberschule</text:span></text:p>
      <text:p text:style-name="P12">Schuljahr 2014/2015</text:p>
      <text:p text:style-name="P1"/>
      <text:p text:style-name="P2"/>
      <text:p text:style-name="P2">Handreichung für das Fachreferat in Wirtschaftsinformatik</text:p>
      <text:p text:style-name="P3"/>
      <text:p text:style-name="P3"/>
      <text:p text:style-name="P4"/>
      <text:p text:style-name="P10">Thema: </text:p>
      <text:p text:style-name="P10">Datenbanken anhand eines digitalen Vokabelkastens</text:p>
      <text:p text:style-name="P10"/>
      <text:p text:style-name="P10"/>
      <text:p text:style-name="P10"/>
      <text:p text:style-name="P10"/>
      <text:p text:style-name="P10"/>
      <text:p text:style-name="P10"/>
      <text:p text:style-name="P10"/>
      <text:p text:style-name="P15"><text:span text:style-name="T10">Lizenz dieses Dokuments: CC BY 4.0 - https://creativecommons.org/licenses/by/4.0/</text:span></text:p>
      <text:p text:style-name="P14"><text:span text:style-name="T8">Quelle: </text:span><text:span text:style-name="T9">http://github.com/Croydon/voc-trainer</text:span></text:p>
      <text:p text:style-name="P22">1. Ziel des Referats</text:p>
      <text:p text:style-name="P17">Die Absicht des Referats ist es, grundlegende Datenbankkenntnisse, sowie Vorgehen zum Aufbau und Auswerten von Datenbanken zu vermitteln. Dies geschieht mithilfe eines Beispielprojektes eines digitalen Vokabelkastens. Weiterhin soll aufgezeigt werden, dass es in der IT immer mehr als eine mögliche Lösung gibt.</text:p>
      <text:p text:style-name="P9"/>
      <text:p text:style-name="P5">2. Gliederung</text:p>
      <text:list xml:id="list2231327654170115233" text:style-name="WW8Num1">
        <text:list-item>
          <text:p text:style-name="P21"><text:span text:style-name="T7">Alternativen zu Microsoft Access (Auswahl)</text:span><text:span text:style-name="T4"><text:line-break/>Anhand einer Auswahl von alternativen DBMS, sollen Differenzen und Besonderheiten zwischen verschiedenen DBMS hervorgehoben werden. Auch soll aufgezeigt werden, dass verschiedene Systeme zum Teil grundsätzlich unterschiedliche Einsatzzwecke haben.<text:line-break/></text:span></text:p>
          <text:list>
            <text:list-item>
              <text:p text:style-name="P21"><text:span text:style-name="T7">Oracle DBMS<text:line-break/></text:span><text:span text:style-name="T4">Oracle DBMS, sowie eine ganze Reihe weiterer Datenbanksysteme von Oracle, werden im Businessbereich verwendet, für Geschäftsprozesse wie zum Beispiel den Einkauf, Vertrieb und die Buchführung. Eine weitere Besonderheit von Oracle DBMS ist die Einbindung von der Programmiersprache Java.<text:line-break/></text:span></text:p>
            </text:list-item>
            <text:list-item>
              <text:p text:style-name="P21"><text:span text:style-name="T7">SAP (u. a. MaxDB, ASE, IQ, HANA)</text:span><text:span text:style-name="T4"><text:line-break/>Im Gegensatz zu Oracle, bei denen Lösungen für die Abwicklung von Geschäftsprozessen nur ein Teil des Betriebstätigkeitsfeldes ist, ist SAP komplett hierauf spezialisiert. Aufgrund von unterschiedlichen Anforderungen der Geschäftskunden, sowie über die Jahre veränderten Bedingungen, gibt es von SAP sehr viele verschiedene Lösungen. Die Neuste ist hierbei HANA, die den bisher größten Funktionsumfang besitzt.<text:line-break/></text:span></text:p>
            </text:list-item>
            <text:list-item>
              <text:p text:style-name="P21"><text:span text:style-name="T7">MySQL / MariaDB</text:span><text:span text:style-name="T4"><text:line-break/>Im Gegensatz zu Oracle DBMS und den Datenbanksystemen von SAP, ist MySQL und MariaDB Open Source, das heißt, dass die Codes der Anwendungen öffentlich sind und jeder das Recht hat, diese zu verändern, weiterzuverbreiten, weiterzuentwickeln und sogar kommerzielle Ziele damit zu verfolgen und so weiter, mit lediglich minimalen Einschränkungen. MySQL und MariaDB werden vor allen für Webanwendungen verwendet und sind hier auch sehr weit verbreitet. <text:line-break/></text:span></text:p>
            </text:list-item>
          </text:list>
        </text:list-item>
        <text:list-item>
          <text:p text:style-name="P21"><text:soft-page-break/><text:span text:style-name="T7">Funktionen des Beispielprojektes<text:line-break/></text:span><text:span text:style-name="T4">Die Anwendung stellt einen digitalen Vokabelkasten dar. Dieser ermöglicht es, Wörter von Fremdsprachen zu erlernen, zu wiederholen und zu vertiefen. Mithilfe von Screenshots sollen die grundlegenden Funktionen der Anwendung vorgestellt werden. Dazu gehören u. a. die Unterstützung von (fast) unbegrenzt vielen Benutzern, Vokabeln und Kategorien/Kapiteln, in denen die Wörter eingeteilt sind.<text:line-break/></text:span></text:p>
        </text:list-item>
        <text:list-item>
          <text:p text:style-name="P21"><text:span text:style-name="T7">Verwendete Techniken, Tools und Hilfsmitteln<text:line-break/></text:span><text:span text:style-name="T4">Bei der Realisierung des Projektes wurde von einer ganzen Reihe von verschiedenen Anwendungen gebraucht gemacht.<text:line-break/></text:span></text:p>
          <text:list>
            <text:list-item>
              <text:p text:style-name="P21"><text:span text:style-name="T7">Git und GitHub<text:line-break/></text:span><text:span text:style-name="T4">Git ist ein sogenanntes Versions Control System (oder auch kurz: VCS). Dies ermöglicht es jede kleine, logisch zusammenhängende Änderung nachzuvollziehen, und im Notfall wieder rückgängig zu machen. <text:line-break/>GitHub ist eine Internetplattform, die auf Git aufbaut und vor allen das Teilen und das gemeinsame Programmieren an Anwendungen erleichtert. Nachdem das Projekt, als Open Source Projekt angelegt wurde, ist auf GitHub der gesamte Code des digitalen Vokabelkastens, sowie das Datenbankschema und die Präsentation veröffentlicht worden. Siehe: https://github.com/Croydon/voc-trainer</text:span></text:p>
            </text:list-item>
            <text:list-item>
              <text:p text:style-name="P21"><text:span text:style-name="T7">MySQL / MariaDB<text:line-break/></text:span><text:span text:style-name="T4">Die vorhergegangene Erklärung von MySQL / MariaDB wird hier noch einmal kurz aufgegriffen und es wird erklärt, wieso die Entscheidung zugunsten von MySQL ausgefallen ist. </text:span></text:p>
            </text:list-item>
            <text:list-item>
              <text:p text:style-name="P21"><text:span text:style-name="T7">Programmiersprachen (und Auszeichnungssprachen)<text:line-break/></text:span><text:span text:style-name="T4">Damit die gespeicherten Daten in der Datenbank verwendet werden können, muss es auch eine entsprechende Logik geben, die darauf zurückgreift und mit den Daten umgehen kann. </text:span></text:p>
            </text:list-item>
            <text:list-item>
              <text:p text:style-name="P21"><text:span text:style-name="T7">Verwendete Drittanbieteranwendungen in dem Projekt<text:line-break/></text:span><text:span text:style-name="T4">Nachdem nicht jedes Projekt komplett bei Null anfangen kann, um sozusagen noch einmal das Rad zu erfinden, wurden auch in diesem Projekt einige Open Source Drittanbieteranwendungen verwendet.</text:span><text:span text:style-name="T6"><text:line-break/></text:span><text:span text:style-name="T5"><text:line-break/></text:span></text:p>
            </text:list-item>
          </text:list>
        </text:list-item>
        <text:list-item>
          <text:p text:style-name="P21"><text:soft-page-break/><text:span text:style-name="T7">Das MySQL Datenbankschema<text:line-break/></text:span><text:span text:style-name="T4">An dieser Stelle wird nun die Datenbank des Projektes selbst besprochen. Am Anfang wird vor allen erklärt, wie man zu solch einer Datenbank kommen kann, wenn man zuerst nur eine Idee hat. Weiterhin wird vor allen auf die Einhaltung der Normalformen, der strukturellen Integritätsbedingungen, sowieso den Beziehungen zwischen den einzelnen Tabellen eingegangen. <text:line-break/></text:span></text:p>
        </text:list-item>
        <text:list-item>
          <text:p text:style-name="P23"><text:span text:style-name="T7">Konflikte zwischen der Muster-Theorie und der Praxis<text:line-break/></text:span><text:span text:style-name="T4">Zwischen der Theorie und der praktischen Umsetzung kann es zu Konflikten kommen, die hier beispielhaft an der Datenbank und des Codes näher erklärt werden.<text:line-break/></text:span></text:p>
        </text:list-item>
        <text:list-item>
          <text:p text:style-name="P23"><text:span text:style-name="T7">Datenbank – Code – Und dazwischen?</text:span><text:span text:style-name="T5"><text:line-break/></text:span><text:span text:style-name="T4">Die Datenbank und der Code der Anwendung sind erst einmal zwei selbstständige Instanzen, die mithilfe der Datenbanksprache SQL zusammenarbeiten.<text:line-break/></text:span></text:p>
        </text:list-item>
        <text:list-item>
          <text:p text:style-name="P23"><text:span text:style-name="T7">Live Demonstration<text:line-break/></text:span><text:span text:style-name="T4">Im Anschluss steht es jeden offen, die Anwendungen einmal selbst auszutesten.</text:span><text:span text:style-name="T7"><text:line-break/></text:span></text:p>
        </text:list-item>
      </text:list>
      <text:p text:style-name="P24"/>
      <text:p text:style-name="P5">3. Verwendete Materialien und Literatur</text:p>
      <text:p text:style-name="P17">Git: https://git-scm.herokuapp.com/about/; 27.04.2015</text:p>
      <text:p text:style-name="P6">Oracle DBMS: https://de.wikipedia.org/wiki/Oracle_%28Datenbanksystem%29#Liste_weiterer_Eigenschaften; 26.04.2015</text:p>
      <text:p text:style-name="P6">SAP:</text:p>
      <text:list xml:id="list4104823951030070639" text:style-name="WW8Num4">
        <text:list-item>
          <text:p text:style-name="P19">https://de.wikipedia.org/wiki/SAP; 24.04.2015</text:p>
        </text:list-item>
        <text:list-item>
          <text:p text:style-name="P19">http://de.news-sap.com/2015/04/24/saps-chief-technology-officer-denkt-vor/; 26.04.2015</text:p>
        </text:list-item>
      </text:list>
      <text:p text:style-name="P6"/>
      <text:p text:style-name="P6">MySQL/MariaDB:</text:p>
      <text:list xml:id="list6298642259472130287" text:style-name="WW8Num3">
        <text:list-item>
          <text:p text:style-name="P20">https://de.wikipedia.org/wiki/MariaDB; 27.04.2015</text:p>
        </text:list-item>
      </text:list>
      <text:p text:style-name="P7"/>
      <text:p text:style-name="P7"/>
      <text:p text:style-name="P7"/>
      <text:p text:style-name="P5">4. Erklärung</text:p>
      <text:p text:style-name="P8"/>
      <text:p text:style-name="P17">Ich erkläre, dass ich dieses Referat selbstständig und nur mithilfe der oben aufgeführten Materialien angefertigt hab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Courier New1" svg:font-family="'Courier New'" style:font-family-generic="modern"/>
    <style:font-face style:name="Open Sans" svg:font-family="'Ope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Open Sans"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tyle_20_1" style:display-name="Style 1" style:family="paragraph" style:parent-style-name="Standard">
      <style:paragraph-properties style:text-autospace="none"/>
      <style:text-properties style:font-name-asian="PMingLiU" style:font-family-asian="PMingLiU, 新細明體" style:font-family-generic-asian="roman" style:font-pitch-asian="variable" style:language-asian="zh" style:country-asian="TW"/>
    </style:style>
    <style:style style:name="WW8Num1z0" style:family="text">
      <style:text-properties style:font-name="Liberation Serif" fo:font-family="'Liberation Serif'" style:font-family-generic="roman" style:font-pitch="variable" fo:letter-spacing="-0.018cm" fo:font-weight="bold" style:font-weight-asian="bold" style:font-name-complex="Liberation Serif" style:font-family-complex="'Liberation Serif'" style:font-family-generic-complex="roman" style:font-pitch-complex="variable" style:font-style-complex="italic"/>
    </style:style>
    <style:style style:name="WW8Num1z1" style:family="text">
      <style:text-properties style:font-name="Liberation Serif" fo:font-family="'Liberation Serif'" style:font-family-generic="roman" style:font-pitch="variable" fo:letter-spacing="-0.018cm" fo:font-weight="bold" style:font-weight-asian="bold" style:font-name-complex="Liberation Serif" style:font-family-complex="'Liberation Serif'" style:font-family-generic-complex="roman" style:font-pitch-complex="variable" style:font-style-complex="italic"/>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letter-spacing="-0.018cm" fo:language="en" fo:country="US" style:font-name-complex="Symbol" style:font-family-complex="Symbol" style:font-family-generic-complex="roman" style:font-pitch-complex="variable"/>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letter-spacing="-0.018cm" fo:language="en" fo:country="US" style:font-name-complex="Symbol" style:font-family-complex="Symbol" style:font-family-generic-complex="roman" style:font-pitch-complex="variable"/>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atliche Berufliche Oberschule Kitzingen</dc:title>
    <meta:initial-creator>Matthias Axmann</meta:initial-creator>
    <meta:creation-date>2014-11-18T17:45:00</meta:creation-date>
    <dc:creator>Michael Keck</dc:creator>
    <dc:date>2015-04-29T22:58:34.254000000</dc:date>
    <meta:print-date>2015-04-27T01:15:00</meta:print-date>
    <meta:editing-cycles>23</meta:editing-cycles>
    <meta:generator>LibreOffice/4.4.0.3$Windows_x86 LibreOffice_project/de093506bcdc5fafd9023ee680b8c60e3e0645d7</meta:generator>
    <meta:editing-duration>PT5M51S</meta:editing-duration>
    <meta:document-statistic meta:table-count="0" meta:image-count="0" meta:object-count="0" meta:page-count="4" meta:paragraph-count="34" meta:word-count="698" meta:character-count="5435" meta:non-whitespace-character-count="4768"/>
  </office:meta>
</office:document-meta>
</file>